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4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6pt solid #000000" fo:padding="0.028in"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fo:border="0.06pt solid #000000" fo:padding="0.028in"/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ITEM NO.</text:p>
          </table:table-cell>
          <table:table-cell table:style-name="ce1" office:value-type="string" calcext:value-type="string">
            <text:p>PART NUMBER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exagon Flange Nut ISO - 4161 - M5 - 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xagon Thin Nut ISO - 4035 - M3 - N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xagon Thin Nut ISO - 4035 - M5 - 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O 4027 - M2 x 3-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SO 4762 – M3 x 12 --- 12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SO 7045 - M2 x 10 - Z --- 10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SO 7045 - M3 x 10 - Z --- 10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SO 7045 - M3 x 16 - Z --- 16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O 7045 - M3 x 20 - Z --- 20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SO 7045 - M3 x 25 - Z --- 25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SO 7045 - M3 x 6 - Z --- 6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SO 7045 - M3 x 8 - Z --- 8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SO 7045 - M4 x 12 - Z --- 12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SO 7045 - M5 x 10 - Z --- 10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O 7045 - M5 x 12 - Z --- 12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SO 7045 - M5 x 20 - Z --- 20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SO 7046-1 - M3 x 10 - Z --- 10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SO 7046-1 - M3 x 12 - Z --- 12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SO 7046-1 - M3 x 8 - Z --- 8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SO 7046-1 - M5 x 12 - Z --- 12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SO 7380 - M3 x 10 --- 10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asher (M3 – 0.8mm – 7mm) 10673 type snl_iso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asher (M4 – 0.75mm – 9mm)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6:11:03.438000000</meta:creation-date>
    <dc:date>2015-01-30T16:12:18.632000000</dc:date>
    <meta:editing-duration>PT1M15S</meta:editing-duration>
    <meta:editing-cycles>1</meta:editing-cycles>
    <meta:document-statistic meta:table-count="1" meta:cell-count="72" meta:object-count="0"/>
    <meta:generator>LibreOffice/4.3.5.2$Windows_x86 LibreOffice_project/3a87456aaa6a95c63eea1c1b3201acedf0751bd5</meta:generator>
  </office:meta>
</office:document-meta>
</file>